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solid" draw:fill-color="#f6f7fc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94d0eb" svg:stroke-linecap="square" svg:stroke-opacity="1" svg:stroke-width="4.535440928000000pt"/>
    </style:style>
    <style:style style:name="gr2" style:family="graphic">
      <style:graphic-properties draw:fill="solid" draw:fill-color="#94d0eb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94d0eb" svg:stroke-linecap="square" svg:stroke-opacity="1" svg:stroke-width="1.133860232000000pt"/>
    </style:style>
    <style:page-layout style:name="PL1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6.693011599999998pt" fo:page-width="56.693011599999998pt" style:print-orientation="portrait"/>
    </style:page-layout>
  </office:automatic-styles>
  <office:body>
    <office:drawing>
      <draw:page draw:name="" draw:id="page1" xml:id="page1" draw:master-page-name="Default">
        <draw:layer-set>
          <draw:layer draw:name=""/>
        </draw:layer-set>
        <draw:ellipse draw:style-name="gr1" xml:id="shape-1" draw:id="shape-1" draw:layer="" svg:width="53.58326834768pt" svg:height="53.58326834768pt" svg:x="1.55487162616pt" svg:y="1.55487162616pt" draw:kind="full">
          <draw:glue-point draw:id="4" svg:x="0.50000000000pt" svg:y="0.50000000000pt" draw:align="center"/>
        </draw:ellipse>
        <draw:ellipse draw:style-name="gr2" xml:id="shape-2" draw:id="shape-2" draw:layer="" svg:width="34.75911770274pt" svg:height="35.13120728553pt" svg:x="10.96694694863pt" svg:y="10.78090215724pt" draw:kind="full">
          <draw:glue-point draw:id="4" svg:x="0.50000000000pt" svg:y="0.50000000000pt" draw:align="center"/>
        </draw:ellipse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>
    <style:master-page style:name="Default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0.1</meta:generator>
    <dc:title/>
    <meta:initial-creator>Unknown</meta:initial-creator>
    <meta:editing-cycles>8</meta:editing-cycles>
    <dc:date>2019-02-03T04:55:28</dc:date>
    <meta:creation-date>2008-10-27T22:59:39</meta:creation-date>
    <dc:creator>Maximilian Lika</dc:creator>
  </office:meta>
</office:document-meta>
</file>